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378cm" style:rel-column-width="4183*"/>
    </style:style>
    <style:style style:name="Tabela1.B" style:family="table-column">
      <style:table-column-properties style:column-width="1.912cm" style:rel-column-width="1084*"/>
    </style:style>
    <style:style style:name="Tabela1.C" style:family="table-column">
      <style:table-column-properties style:column-width="7.71cm" style:rel-column-width="437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4" style:family="table-row">
      <style:table-row-properties style:min-row-height="0.79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6963" officeooo:paragraph-rsid="0009696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4f5b8" officeooo:paragraph-rsid="0014f5b8"/>
    </style:style>
    <style:style style:name="P7" style:family="paragraph" style:parent-style-name="Table_20_Contents">
      <style:paragraph-properties fo:text-align="start" style:justify-single-word="false"/>
      <style:text-properties officeooo:rsid="000df9bc" officeooo:paragraph-rsid="000df9bc"/>
    </style:style>
    <style:style style:name="P8" style:family="paragraph" style:parent-style-name="Table_20_Contents">
      <style:paragraph-properties fo:text-align="start" style:justify-single-word="false"/>
      <style:text-properties officeooo:paragraph-rsid="001b72fc"/>
    </style:style>
    <style:style style:name="P9" style:family="paragraph" style:parent-style-name="Table_20_Contents">
      <style:paragraph-properties fo:text-align="start" style:justify-single-word="false"/>
      <style:text-properties officeooo:paragraph-rsid="000bdb24"/>
    </style:style>
    <style:style style:name="P10" style:family="paragraph" style:parent-style-name="Table_20_Contents">
      <style:paragraph-properties fo:text-align="start" style:justify-single-word="false"/>
      <style:text-properties officeooo:rsid="0021a9ac" officeooo:paragraph-rsid="0021a9ac"/>
    </style:style>
    <style:style style:name="P11" style:family="paragraph" style:parent-style-name="Table_20_Contents">
      <style:paragraph-properties fo:text-align="start" style:justify-single-word="false"/>
      <style:text-properties officeooo:rsid="00264772" officeooo:paragraph-rsid="00264772"/>
    </style:style>
    <style:style style:name="P12" style:family="paragraph" style:parent-style-name="Table_20_Contents">
      <style:paragraph-properties fo:text-align="start" style:justify-single-word="false"/>
      <style:text-properties officeooo:rsid="001f346f" officeooo:paragraph-rsid="001f346f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14eb6d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font-size="12pt" fo:font-style="normal" style:font-size-asian="12pt" style:font-style-asian="normal" style:font-size-complex="12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288848"/>
    </style:style>
    <style:style style:name="T1" style:family="text">
      <style:text-properties officeooo:rsid="00096963"/>
    </style:style>
    <style:style style:name="T2" style:family="text">
      <style:text-properties officeooo:rsid="000a59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5761"/>
    </style:style>
    <style:style style:name="T5" style:family="text">
      <style:text-properties fo:font-weight="bold" officeooo:rsid="00145761" style:font-weight-asian="bold" style:font-weight-complex="bold"/>
    </style:style>
    <style:style style:name="T6" style:family="text">
      <style:text-properties officeooo:rsid="000bdb24"/>
    </style:style>
    <style:style style:name="T7" style:family="text">
      <style:text-properties officeooo:rsid="001b72fc"/>
    </style:style>
    <style:style style:name="T8" style:family="text">
      <style:text-properties fo:font-weight="bold" officeooo:rsid="001b72fc" style:font-weight-asian="bold" style:font-weight-complex="bold"/>
    </style:style>
    <style:style style:name="T9" style:family="text">
      <style:text-properties officeooo:rsid="001f346f"/>
    </style:style>
    <style:style style:name="T10" style:family="text">
      <style:text-properties officeooo:rsid="001734a9"/>
    </style:style>
    <style:style style:name="T11" style:family="text">
      <style:text-properties fo:font-weight="bold" officeooo:rsid="001734a9" style:font-weight-asian="bold" style:font-weight-complex="bold"/>
    </style:style>
    <style:style style:name="T12" style:family="text">
      <style:text-properties officeooo:rsid="001b7369"/>
    </style:style>
    <style:style style:name="T13" style:family="text">
      <style:text-properties fo:font-weight="bold" officeooo:rsid="001b7369" style:font-weight-asian="bold" style:font-weight-complex="bold"/>
    </style:style>
    <style:style style:name="T14" style:family="text">
      <style:text-properties officeooo:rsid="0022f0ab"/>
    </style:style>
    <style:style style:name="T15" style:family="text">
      <style:text-properties officeooo:rsid="0021a9ac"/>
    </style:style>
    <style:style style:name="T16" style:family="text">
      <style:text-properties fo:font-weight="normal"/>
    </style:style>
    <style:style style:name="T17" style:family="text">
      <style:text-properties fo:font-weight="normal" officeooo:rsid="00140f13"/>
    </style:style>
    <style:style style:name="T18" style:family="text">
      <style:text-properties fo:font-weight="bold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officeooo:rsid="002900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cedimentos para Windows len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dimento</text:p>
          </table:table-cell>
          <table:table-cell table:style-name="Tabela1.A1" office:value-type="string">
            <text:p text:style-name="P3">OK</text:p>
          </table:table-cell>
          <table:table-cell table:style-name="Tabela1.C1" office:value-type="string">
            <text:p text:style-name="P3">FALHA</text:p>
          </table:table-cell>
        </table:table-row>
        <table:table-row>
          <table:table-cell table:style-name="Tabela1.A2" office:value-type="string">
            <text:p text:style-name="P4">Verificar <text:span text:style-name="T2">a saúde dos dispositivos de armazenamento (HD/SSD) - </text:span><text:span text:style-name="T3">CrystalDiskInfo</text:span></text:p>
            <text:p text:style-name="P4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Verificar se há pouco espaço em disc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7">Verificar o sistema de arquivo do disco <text:span text:style-name="T4">(</text:span><text:span text:style-name="T5">CHKDSK</text:span><text:span text:style-name="T4">)</text:span>.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instalar programas desnecess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a abertura de programas na inicialização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8">Verificar e remover malwares/<text:span text:style-name="T6">vírus </text:span><text:span text:style-name="T7">(</text:span><text:span text:style-name="T3">Malwarebytes Anti-Malware/</text:span><text:span text:style-name="T8">Avast</text:span><text:span text:style-name="T7">) verificar a mídia fora do 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9"><text:span text:style-name="T6">Verificar se o disco precisa ser d</text:span>esfragmenta<text:span text:style-name="T6">ndo</text:span> 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Table_20_Contents">Verificar a fonte de alimentação do desktop <text:s/>ou a bateria do notebook (<text:span text:style-name="Emphasis"><text:span text:style-name="T3">vida</text:span></text:span><text:span text:style-name="T3"> útil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Desativar efeitos visuai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Troque de navegador <text:span text:style-name="T9">web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Limpar arquivos temporário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4">Usar um SSD <text:span text:style-name="T10">da </text:span><text:span text:style-name="T11">kingston</text:span><text:span text:style-name="T10"> </text:span><text:span text:style-name="T12">ou da </text:span><text:span text:style-name="T13">SanDisk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dicionar mais <text:span text:style-name="T14">memória </text:span>RAM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a poeira do <text:span text:style-name="T15">equipamento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0">Trocar a pasta térmica do processador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Limpar o registro do Windows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Atualizar o sistema operacional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4"><text:bookmark text:name="h-4-atualize-os-drivers"/>Atualize os Drivers (<text:span text:style-name="T3">Driver Easy</text:span>)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1">Trocar o Windows por Linux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 table:style-name="Tabela1.14">
          <table:table-cell table:style-name="Tabela1.A2" office:value-type="string">
            <text:p text:style-name="P12">Gera uma imagem do sistema (<text:span text:style-name="T3">Clonezilla</text:span>) <text:span text:style-name="T14">quando tiver funcionando normalmente</text:span></text:p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3"/>
      <text:p text:style-name="P14"><text:span text:style-name="T16">Clique em </text:span><text:span text:style-name="Strong_20_Emphasis">Iniciar &gt; Painel de Controle &gt; Programas</text:span> <text:span text:style-name="T16">e explore a lista de programas para decidir quais podem ser desinstalados. </text:span></text:p>
      <text:p text:style-name="P15"><text:soft-page-break/><text:span text:style-name="Strong_20_Emphasis"><text:span text:style-name="T17">C</text:span></text:span><text:span text:style-name="Strong_20_Emphasis"><text:span text:style-name="T16">lique em </text:span></text:span><text:span text:style-name="Strong_20_Emphasis"><text:span text:style-name="T18">Iniciar</text:span></text:span><text:span text:style-name="Strong_20_Emphasis"><text:span text:style-name="T16">, pesquise por </text:span></text:span><text:span text:style-name="Strong_20_Emphasis"><text:span text:style-name="T18">Executar</text:span></text:span><text:span text:style-name="Strong_20_Emphasis"> </text:span><text:span text:style-name="Strong_20_Emphasis"><text:span text:style-name="T16">e, em seguida, pesquise por </text:span></text:span><text:span text:style-name="Strong_20_Emphasis"><text:span text:style-name="T18">msconfig. </text:span></text:span><text:span text:style-name="Strong_20_Emphasis"><text:span text:style-name="T16">Uma nova caixa irá surgir. Clique na aba </text:span></text:span><text:span text:style-name="Strong_20_Emphasis"><text:span text:style-name="T18">Startup </text:span></text:span><text:span text:style-name="Strong_20_Emphasis"><text:span text:style-name="T16">e você verá todos os arquivos que são iniciados automaticamente ao ligar o computador. </text:span></text:span></text:p>
      <text:p text:style-name="P15">Substituir um disco rígido tradicional (HDD) por um disco de estado sólido (SSD) pode melhorar significativamente a velocidade do seu computador. </text:p>
      <text:p text:style-name="Text_20_body">Os SSDs são mais rápidos porque utilizam memória flash para armazenar dados, permitindo um acesso e carregamento mais rápidos de programas e arquivos. Isso resulta em tempos de inicialização mais curtos e em uma melhor resposta geral do sistema. </text:p>
      <text:p text:style-name="P16">A RAM é responsável por armazenar temporariamente as informações que seu computador usa ativamente, permitindo que o sistema acesse rapidamente os dados necessários. Se você perceber que o computador fica lento ao abrir muitos programas ou abas no navegador, pode ser um sinal de que mais RAM é necessária. </text:p>
      <text:p text:style-name="P16"/>
      <text:p text:style-name="P16">Com o tempo, arquivos e programas podem ser armazenados em pedaços espalhados pelo disco, tornando o acesso aos dados mais lento. A desfragmentação reúne esses fragmentos, permitindo que o sistema acesse informações de forma mais rápida e eficiente.</text:p>
      <text:p text:style-name="P16">Limpar a poeira do interior do seu computador é essencial para manter um bom desempenho e evitar superaquecimento. Com o tempo, a poeira pode se acumular nas ventoinhas e componentes internos, bloqueando o fluxo de ar e causando problemas de temperatura. </text:p>
      <text:p text:style-name="P16"/>
      <text:p text:style-name="P16">Desativar efeitos visuais no seu sistema operacional pode melhorar o desempenho do computador, especialmente em máquinas mais antigas. Efeitos como animações de janelas, sombras e transparências consomem recursos do sistema que podem ser utilizados para tarefas mais importantes. </text:p>
      <text:p text:style-name="Text_20_body">No Windows, você pode ajustar as configurações de desempenho para desativar esses efeitos: vá para “Configurações Avançadas do Sistema” e selecione “Ajustar para obter um melhor desempenho” nas opções de desempenho. Isso resultará em um sistema mais ágil e responsivo.</text:p>
      <text:p text:style-name="P16"/>
      <text:p text:style-name="P16">Limpar o registro do Windows pode ajudar a melhorar o desempenho do sistema removendo entradas desnecessárias ou corrompidas que se acumulam com o tempo.</text:p>
      <text:p text:style-name="P16"/>
      <text:p text:style-name="P16">Atualizar seu RAM pode melhorar enormemente a velocidade e o desempenho do seu PC. Para verificar que tipo de RAM seu PC precisa especificamente, abra o Gerenciador de tarefas (Ctrl + Alt + Delete), e clique em ‘Desempenho’. Você verá quantos slots de memória estão disponíveis no PC bem como o tipo de RAM.</text:p>
      <text:p text:style-name="P16"/>
      <text:p text:style-name="P17"><text:span text:style-name="T3">Obs:</text:span> Usar o CHKDSK no lugar do <text:s/>ntfsfix.</text:p>
      <text:p text:style-name="P17"/>
      <text:h text:style-name="P18" text:outline-level="1"><text:bookmark text:name="threadQuestionTitleStatusIcons"/><text:soft-page-break/><text:span text:style-name="Emphasis"><text:span text:style-name="T19">Windows lento demais e travando. Programas frequentemente não respondem.</text:span></text:span></text:h>
      <text:p text:style-name="P19"><text:span text:style-name="Emphasis"><text:span text:style-name="T20"/></text:span></text:p>
      <text:p text:style-name="P20">Tenho um <text:span text:style-name="T3">dell inspiron13 com Windows 10</text:span> e nos últimos meses ele tem travado com qualquer tarefa. Abrir um excel ou word equivale a pelo menos 20 minutos do programa não respondendo após o primeiro clique em qualquer lugar. Abre uma pasta causa o mesmo problema. Pdfs então são um sofrimento. </text:p>
      <text:p text:style-name="P20">Abrir o gerenciador de tarefas <text:span text:style-name="T21">é</text:span> só recrutar mais um para lista de programas não respondendo por pelo menos mais 10 minutos. </text:p>
      <text:p text:style-name="P20">Muitas vezes acontece, depois de muita lentidão, de sumirem os nomes de pastas e arquivos e os textos de janelas de avisos...e nesse caso, preciso fechar tudo (o que demora bastante, com os programas não querendo responder) e reiniciar.</text:p>
      <text:p text:style-name="P20">E ao voltar a ligar, mais uns bons 15 minutos até eu conseguir acessar a tela para por a senha.</text:p>
      <text:p text:style-name="P20">Tem dias que chego a reiniciar mais de 5x devido a esse tipo de problema. </text:p>
      <text:p text:style-name="P20">Tem dias que tudo funciona perfeitamente. Abro diversos programas etc e não há nenhum problema...mas tem dias que parece que o computador resolve fazer absolutamente nada. </text:p>
      <text:p text:style-name="P20">O Windows faz diversas atualizações, e na maioria das vezes, isso causa ainda mais lentidão. Fica impossível trabalhar.</text:p>
      <text:p text:style-name="P20">O que pode estar causando tanta lentidão? </text:p>
      <text:p text:style-name="P20">Já deletei programas e arquivos, esvaziei a lixeira, removi arquivos temporários, desfragmentei o disco, passei o antivírus (McAfee) que reporta nenhuma ameaça detectada. E esses problemas persistem.</text:p>
      <text:p text:style-name="P20">Será necessário formatar? </text:p>
      <text:p text:style-name="Text_20_body"><text:span text:style-name="Emphasis"><text:span text:style-name="T19"/></text:span></text:p>
      <text:p text:style-name="Text_20_body"><text:span text:style-name="Emphasis"><text:span text:style-name="T19">Recomendo que você faça os seguintes procedimentos:</text:span></text:span></text:p>
      <text:p text:style-name="Text_20_body"><text:span text:style-name="Strong_20_Emphasis"><text:span text:style-name="Emphasis"><text:span text:style-name="T19">Inicialização limpa</text:span></text:span></text:span></text:p>
      <text:p text:style-name="P20"> </text:p>
      <text:p text:style-name="Text_20_body"><text:span text:style-name="Emphasis"><text:span text:style-name="T19">A inicialização limpa serve para que possa determinar se um programa em segundo plano está interferindo no sistema.  </text:span></text:span></text:p>
      <text:p text:style-name="Text_20_body"><text:span text:style-name="Emphasis"><text:span text:style-name="T19">1. Pressione as teclas </text:span></text:span><text:span text:style-name="Strong_20_Emphasis"><text:span text:style-name="Emphasis"><text:span text:style-name="T19">Windows + R</text:span></text:span></text:span><text:span text:style-name="Emphasis"><text:span text:style-name="T19">, digite </text:span></text:span><text:span text:style-name="Strong_20_Emphasis"><text:span text:style-name="Emphasis"><text:span text:style-name="T19">msconfig </text:span></text:span></text:span><text:span text:style-name="Emphasis"><text:span text:style-name="T19">e clique em </text:span></text:span><text:span text:style-name="Strong_20_Emphasis"><text:span text:style-name="Emphasis"><text:span text:style-name="T19">OK</text:span></text:span></text:span><text:span text:style-name="Emphasis"><text:span text:style-name="T19">;  </text:span></text:span></text:p>
      <text:p text:style-name="Text_20_body"><text:span text:style-name="Emphasis"><text:span text:style-name="T19">2. Na janela </text:span></text:span><text:span text:style-name="Strong_20_Emphasis"><text:span text:style-name="Emphasis"><text:span text:style-name="T19">Configuração do Sistema </text:span></text:span></text:span><text:span text:style-name="Emphasis"><text:span text:style-name="T19">clique na aba </text:span></text:span><text:span text:style-name="Strong_20_Emphasis"><text:span text:style-name="Emphasis"><text:span text:style-name="T19">serviços</text:span></text:span></text:span><text:span text:style-name="Emphasis"><text:span text:style-name="T19">; </text:span></text:span></text:p>
      <text:p text:style-name="Text_20_body"><text:span text:style-name="Emphasis"><text:span text:style-name="T19">3. Na parte inferior da tela marque a caixa </text:span></text:span><text:span text:style-name="Strong_20_Emphasis"><text:span text:style-name="Emphasis"><text:span text:style-name="T19">Ocultar todos os serviços Microsoft </text:span></text:span></text:span><text:span text:style-name="Emphasis"><text:span text:style-name="T19">e clique em </text:span></text:span><text:span text:style-name="Strong_20_Emphasis"><text:span text:style-name="Emphasis"><text:span text:style-name="T19">Desativar tudo</text:span></text:span></text:span><text:span text:style-name="Emphasis"><text:span text:style-name="T19">;  </text:span></text:span></text:p>
      <text:p text:style-name="Text_20_body"><text:span text:style-name="Emphasis"><text:span text:style-name="T19">4. Agora clique na aba </text:span></text:span><text:span text:style-name="Strong_20_Emphasis"><text:span text:style-name="Emphasis"><text:span text:style-name="T19">Inicialização de programas </text:span></text:span></text:span><text:span text:style-name="Emphasis"><text:span text:style-name="T19">e clique em </text:span></text:span><text:span text:style-name="Strong_20_Emphasis"><text:span text:style-name="Emphasis"><text:span text:style-name="T19">Abrir gerenciador de tarefas;</text:span></text:span></text:span><text:span text:style-name="T19">  </text:span></text:p>
      <text:p text:style-name="Text_20_body"><text:span text:style-name="Emphasis"><text:span text:style-name="T19">5. Na janela gerenciadora de tarefas na aba </text:span></text:span><text:span text:style-name="Strong_20_Emphasis"><text:span text:style-name="Emphasis"><text:span text:style-name="T19">inicializar, </text:span></text:span></text:span><text:span text:style-name="Emphasis"><text:span text:style-name="T19">desabilite todos os programas que não são Microsoft, feche o </text:span></text:span><text:span text:style-name="Strong_20_Emphasis"><text:span text:style-name="Emphasis"><text:span text:style-name="T19">gerenciador de tarefas </text:span></text:span></text:span><text:span text:style-name="Emphasis"><text:span text:style-name="T19">e clique </text:span></text:span><text:span text:style-name="Strong_20_Emphasis"><text:span text:style-name="Emphasis"><text:span text:style-name="T19">ok </text:span></text:span></text:span><text:span text:style-name="Emphasis"><text:span text:style-name="T19">em </text:span></text:span><text:span text:style-name="Strong_20_Emphasis"><text:span text:style-name="Emphasis"><text:span text:style-name="T19">configuração do sistema </text:span></text:span></text:span><text:span text:style-name="Emphasis"><text:span text:style-name="T19">e reinicie o computador.</text:span></text:span></text:p>
      <text:p text:style-name="P20"><text:soft-page-break/> </text:p>
      <text:list text:style-name="L1">
        <text:list-item>
          <text:p text:style-name="P21"><text:span text:style-name="Strong_20_Emphasis"><text:span text:style-name="Emphasis"><text:span text:style-name="T19">Utilize as ferramentas de correção para arquivos de sistema, imagem</text:span></text:span></text:span><text:span text:style-name="Emphasis"><text:span text:style-name="T19"> </text:span></text:span><text:span text:style-name="Strong_20_Emphasis"><text:span text:style-name="Emphasis"><text:span text:style-name="T19">do Windows ou erros em disco:</text:span></text:span></text:span></text:p>
        </text:list-item>
      </text:list>
      <text:p text:style-name="P22"> </text:p>
      <text:p text:style-name="Text_20_body"><text:span text:style-name="Emphasis"><text:span text:style-name="T19">Aperte Win + X -&gt; Prompt comando(Admin), copie e cole os comandos abaixo, um por um, seguidos de Enter(O processo é demorado, não desligue o computador ou cancele os procedimentos):</text:span></text:span></text:p>
      <text:p text:style-name="P22"> </text:p>
      <text:p text:style-name="Text_20_body"><text:span text:style-name="Strong_20_Emphasis"><text:span text:style-name="Emphasis"><text:span text:style-name="T19">sfc /scannow</text:span></text:span></text:span></text:p>
      <text:p text:style-name="Text_20_body"><text:span text:style-name="Strong_20_Emphasis"><text:span text:style-name="Emphasis"><text:span text:style-name="T19"> </text:span></text:span></text:span></text:p>
      <text:p text:style-name="Text_20_body"><text:span text:style-name="Strong_20_Emphasis"><text:span text:style-name="Emphasis"><text:span text:style-name="T19">dism /online /cleanup-image /CheckHealth </text:span></text:span></text:span></text:p>
      <text:p text:style-name="Text_20_body"><text:span text:style-name="T19"><text:line-break/></text:span><text:span text:style-name="Strong_20_Emphasis"><text:span text:style-name="Emphasis"><text:span text:style-name="T19">dism /online /cleanup-image /restorehealth</text:span></text:span></text:span></text:p>
      <text:p text:style-name="Text_20_body"><text:span text:style-name="T19"><text:line-break/></text:span><text:span text:style-name="Strong_20_Emphasis"><text:span text:style-name="Emphasis"><text:span text:style-name="T19">chkdsk /f /r /b</text:span></text:span></text:span></text:p>
      <text:p text:style-name="P20"> </text:p>
      <text:p text:style-name="Text_20_body"><text:span text:style-name="Emphasis"><text:span text:style-name="T19">Confirme com </text:span></text:span><text:span text:style-name="Strong_20_Emphasis"><text:span text:style-name="Emphasis"><text:span text:style-name="T19">S</text:span></text:span></text:span><text:span text:style-name="Emphasis"><text:span text:style-name="T19"> e em seguida </text:span></text:span><text:span text:style-name="Strong_20_Emphasis"><text:span text:style-name="Emphasis"><text:span text:style-name="T19">Enter</text:span></text:span></text:span><text:span text:style-name="Emphasis"><text:span text:style-name="T19"> para agendar uma verificação de disco. Reinicie o equipamento e assim que concluir verifique se ficou de acordo.</text:span></text:span></text:p>
      <text:p text:style-name="P17"/>
      <text:p text:style-name="P23"><text:a xlink:type="simple" xlink:href="https://answers.microsoft.com/pt-br/windows/forum/all/windows-lento-demais-e-travando-programas/f0ae7462-07cc-4764-af1c-9fe716ec21aa" text:style-name="Internet_20_link" text:visited-style-name="Visited_20_Internet_20_Link">https://answers.microsoft.com/pt-br/windows/forum/all/windows-lento-demais-e-travando-programas/f0ae7462-07cc-4764-af1c-9fe716ec21aa</text:a></text:p>
      <text:p text:style-name="P23"/>
      <text:p text:style-name="P17"/>
      <text:p text:style-name="P17"><text:a xlink:type="simple" xlink:href="https://diolinux.com.br/sistemas-operacionais/como-testar-saude-do-seu-hd-no-linux.html" text:style-name="Internet_20_link" text:visited-style-name="Visited_20_Internet_20_Link">https://diolinux.com.br/sistemas-operacionais/como-testar-saude-do-seu-hd-no-linux.html</text:a></text:p>
      <text:p text:style-name="P17"><text:a xlink:type="simple" xlink:href="https://www.techtudo.com.br/dicas-e-tutoriais/2023/06/como-saber-se-o-ssd-esta-funcionando-veja-4-formas-de-descobrir-edinfoeletro.ghtml" text:style-name="Internet_20_link" text:visited-style-name="Visited_20_Internet_20_Link">https://www.techtudo.com.br/dicas-e-tutoriais/2023/06/como-saber-se-o-ssd-esta-funcionando-veja-4-formas-de-descobrir-edinfoeletro.ghtml</text:a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44:22.106805812</meta:creation-date>
    <dc:date>2025-01-21T16:53:28.722728872</dc:date>
    <meta:editing-duration>PT1H8M52S</meta:editing-duration>
    <meta:editing-cycles>36</meta:editing-cycles>
    <meta:generator>LibreOffice/24.8.3.2$Linux_X86_64 LibreOffice_project/480$Build-2</meta:generator>
    <meta:document-statistic meta:table-count="1" meta:image-count="0" meta:object-count="0" meta:page-count="4" meta:paragraph-count="71" meta:word-count="988" meta:character-count="6601" meta:non-whitespace-character-count="5645"/>
  </office:meta>
</office:document-meta>
</file>